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/>
    </style:style>
    <style:style style:name="P2" style:parent-style-name="Paragrafoelenco" style:family="paragraph"/>
    <style:style style:name="P3" style:parent-style-name="Paragrafoelenco" style:family="paragraph"/>
    <style:style style:name="P4" style:parent-style-name="Paragrafoelenco" style:family="paragraph"/>
    <style:style style:name="P5" style:parent-style-name="Paragrafoelenco" style:family="paragraph"/>
    <style:style style:name="P6" style:parent-style-name="Paragrafoelenco" style:family="paragraph"/>
    <style:style style:name="P7" style:parent-style-name="Paragrafoelenco" style:family="paragraph"/>
    <style:style style:name="P8" style:parent-style-name="Paragrafoelenco" style:family="paragraph"/>
    <style:style style:name="P9" style:parent-style-name="Paragrafoelenco" style:family="paragraph"/>
    <style:style style:name="P10" style:parent-style-name="Paragrafoelenco" style:family="paragraph"/>
    <style:style style:name="P11" style:parent-style-name="Paragrafoelenco" style:family="paragraph"/>
    <style:style style:name="P12" style:parent-style-name="Paragrafoelenco" style:family="paragraph"/>
    <style:style style:name="P13" style:parent-style-name="Paragrafoelenco" style:family="paragraph"/>
    <style:style style:name="P14" style:parent-style-name="Paragrafoelenco" style:family="paragraph"/>
    <style:style style:name="P15" style:parent-style-name="Paragrafoelenco" style:family="paragraph"/>
    <style:style style:name="P16" style:parent-style-name="Paragrafoelenco" style:family="paragraph"/>
    <style:style style:name="P17" style:parent-style-name="Paragrafoelenco" style:family="paragraph"/>
    <style:style style:name="P18" style:parent-style-name="Paragrafoelenco" style:family="paragraph"/>
    <style:style style:name="P19" style:parent-style-name="Paragrafoelenco" style:family="paragraph"/>
    <style:style style:name="P20" style:parent-style-name="Paragrafoelenco" style:family="paragraph"/>
    <style:style style:name="P21" style:parent-style-name="Paragrafoelenco" style:family="paragraph"/>
    <style:style style:name="P22" style:parent-style-name="Paragrafoelenco" style:family="paragraph"/>
    <style:style style:name="P23" style:parent-style-name="Paragrafoelenco" style:family="paragraph"/>
    <style:style style:name="P24" style:parent-style-name="Paragrafoelenco" style:family="paragraph"/>
  </office:automatic-styles>
  <office:body>
    <office:text text:use-soft-page-breaks="true">
      <text:p text:style-name="P1">Analisi del codice decompilato di JRTS</text:p>
      <text:h text:style-name="Titolo1" text:outline-level="1">Scheduler</text:h>
      <text:list text:style-name="LFO1" text:continue-numbering="true">
        <text:list-item>
          <text:p text:style-name="P2">La classe ha un attributo defaultScheduler, con i relativi getter e setter. Questi<text:s/><text:s/>sono gli unici metodi implementati.</text:p>
        </text:list-item>
        <text:list-item>
          <text:p text:style-name="P3">Come era ipotizzabile,<text:s/>il metodo getDefaultScheduler ritorna l’istanza di PriorityScheduler se il campo defaultScheduler è null.</text:p>
        </text:list-item>
        <text:list-item>
          <text:p text:style-name="P4">La classe come sappiamo è astratta, ma nessun <text:s/>metodo lo è: tutti<text:s/>i metodi,<text:s/>esclusi il getter ed il setter di defaultScheudler,<text:s/><text:s/>hanno però corpi vuoti in cui non fanno nulla o restituiscono null.<text:s/>Bisogna considerare che ciò potrebbe essere dovuto<text:s/>alla decodificazione.</text:p>
        </text:list-item>
      </text:list>
      <text:h text:style-name="Titolo1" text:outline-level="1">PriorityScheduler</text:h>
      <text:list text:style-name="LFO2" text:continue-numbering="true">
        <text:list-item>
          <text:p text:style-name="P5">I vari metodi accept, come avevo ipotizzato, hanno solo il compito di controllare la correttezza dei parametri che vengono loro passati.</text:p>
        </text:list-item>
        <text:list-item>
          <text:p text:style-name="P6">I vari metodi setIfFeaseble, come scritto nella specifica, non fanno in realtà nessuna analisi di feseability, si limitano a controllare i parametri passati ed a assegnarli.</text:p>
        </text:list-item>
        <text:list-item>
          <text:p text:style-name="P7">I metodi<text:s/>deputati<text:s/><text:s/>a fornire i valori di priorità restituiscono valori diversi in base al thread che sta invocando i vari metodi, in particolare in base al fatto che sia un oggetto schedulabile ( al quale corrispondono priorità real – time) o un thread normale.</text:p>
        </text:list-item>
        <text:list-item>
          <text:p text:style-name="P8">Il metodo fireSchedulable non è supportato, difatti il suo corpo consiste nel lancio di un’eccezione<text:s/>di tipo UnsupportedOperation Exception.</text:p>
        </text:list-item>
        <text:list-item>
          <text:p text:style-name="P9">Il metodo AddToFeasibility<text:s/>, che dovrebbe includere l’oggetto schedulabile nell’insieme di processi di cui valutare la schedulabilità non fa altro che chiamare il metodo addToFeseability dell’oggetto schedulabile. Questo metodo,<text:s/>a <text:s/><text:s/>sua volta,<text:s/>non fa altro che <text:s/>settare un flag che mostra l’appartenenza o meno all’insieme degli oggetti di cui è valutata la schedulabilità.</text:p>
        </text:list-item>
        <text:list-item>
          <text:p text:style-name="P10">Manca una struttura dati che mantiene i riferimenti degli oggetti gestiti dallo scheduler.</text:p>
        </text:list-item>
        <text:list-item>
          <text:p text:style-name="P11">Esiste una serie di metodi nativi, probabilmente scritti in un linguaggio diverso da Java, due restituiscono la priorità minima e massima di un thread real-time, un altro<text:s/>metodo nativo<text:s/>si chiama registerNatives e viene chiamato nell’inizializzazione statica della classe.</text:p>
        </text:list-item>
        <text:list-item>
          <text:p text:style-name="P12">L’inizializzazione statica della classe prevede che venga eseguito il metodo register natives, successivamente <text:s/>viene inizializzato l’attributo dello scheduler di default con un’istanza di PriorityScheduler ( che è un singleton), infine vengono impostati i valori di priorità massima e minima attraverso i due metodi nativi.</text:p>
        </text:list-item>
      </text:list>
      <text:soft-page-break/>
      <text:h text:style-name="Titolo1" text:outline-level="1">RealTimeThread</text:h>
      <text:list text:style-name="LFO3" text:continue-numbering="true">
        <text:list-item>
          <text:p text:style-name="P13">Ipotizzando che il lavoro di sincronizzazione dell’esecuzione dei thread realtime sia fatto<text:s/>dai metodi statici della classe RealTimeThread, è da notare come manchi<text:s/>una struttura dati in grado di mantenere traccia dei thread attualmente attivi.<text:s/>Ogni thread realtime tiene traccia con un intero (realTimeThreadInitNumber) di un suo numero identificativo. Questo numero, però,<text:s/>sembra essere usato solo per dare un nome al thread, cosicché si hanno nomi tipo RealtimeThread-1; RealtimeThread-2 ecc</text:p>
        </text:list-item>
        <text:list-item>
          <text:p text:style-name="P14">E’ presente, come avevamo,<text:s/>ipotizzato il flag che indica se un processo è deschedulato o meno</text:p>
        </text:list-item>
        <text:list-item>
          <text:p text:style-name="P15">Non ho trovato traccia, al contrario,<text:s/>del contatore di release pendenti.</text:p>
        </text:list-item>
        <text:list-item>
          <text:p text:style-name="P16">E’ presente un riferimento ad un handler per eventi asincroni. Non so quando questo viene chiamato: so solo che viene creato con gli stessi parametri (di release, di memoria e di scheduling) del thread.</text:p>
        </text:list-item>
        <text:list-item>
          <text:p text:style-name="P17">Sfortunatemente i 3 metodi che mi interessavano maggiormente: schedulePeriodic, deschedulePeriodic e waitForNextPeriod sembrano offuscati.</text:p>
        </text:list-item>
        <text:list-item>
          <text:p text:style-name="P18">Il metodo schedulePeriodic controlla se il thread è ancora vivo e se è periodico, in tal caso esegue il metodo nativo schedulePeriodic0, se il thread non è vivo si limita ad impostare il flag descheduled a true</text:p>
        </text:list-item>
        <text:list-item>
          <text:p text:style-name="P19">Il metodo deschedulePeriodic è opposto al metodo precedente. Questo, se il thread è vivo ed è periodico richiama il metodo nativo deschedulePeriodic0. Se il thread non è vivo si limita a settare il flag descheduled a false</text:p>
        </text:list-item>
        <text:list-item>
          <text:p text:style-name="P20">waitForNextPeriod, dopo aver controllato che il thread corrente sia periodico chiama il metodo nativo waitForNextPeriod0.</text:p>
        </text:list-item>
      </text:list>
      <text:h text:style-name="Titolo1" text:outline-level="1">RealtimeServerThread</text:h>
      <text:list text:style-name="LFO4" text:continue-numbering="true">
        <text:list-item>
          <text:p text:style-name="P21">La classe<text:s/>RealTimeServerThread, le cui istanze dovrebbero essere i thread deputati ad eseguire gli handler di deadline miss, è praticamente vuota</text:p>
        </text:list-item>
        <text:list-item>
          <text:p text:style-name="P22">Implementa l’interfaccia<text:s/>com.sun.rtsjx.ServerThread.<text:s/>Andando ad aprire quest’interfaccia la troviamo vuota ( forse per colpa del decomplilatore)</text:p>
        </text:list-item>
        <text:list-item>
          <text:p text:style-name="P23">La sola cosa presente nella classe è un costruttore che non fa altro che richiamare quello della classe madre</text:p>
        </text:list-item>
        <text:list-item>
          <text:p text:style-name="P24">Tra i parametri del costruttore c’è un oggetto che implementa l’interfaccia java.lang.runnavle. Pensavo che questo fosse l’oggetto contenente la logica da eseguire nel metodo run. Guardando però il corrispondente costruttore della classe<text:s/><text:s/>si scopre che che <text:s/>il riferimento in questione non viene mai usato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oloCarattere" style:display-name="Titolo Carattere" style:family="text" style:parent-style-name="Car.predefinitoparagrafo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Titolo2Carattere" style:display-name="Titolo 2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style:font-name-complex="Tahoma" fo:font-size="8pt" style:font-size-asian="8pt" style:font-size-complex="8pt"/>
    </style:style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essunaspaziatura" style:display-name="Nessuna spaziatura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co</meta:initial-creator>
    <dc:creator>Marco</dc:creator>
    <meta:creation-date>2011-05-25T09:04:00Z</meta:creation-date>
    <dc:date>2011-05-26T16:13:00Z</dc:date>
    <meta:template xlink:href="Normal" xlink:type="simple"/>
    <meta:editing-cycles>19</meta:editing-cycles>
    <meta:editing-duration>PT29340S</meta:editing-duration>
    <meta:document-statistic meta:page-count="2" meta:paragraph-count="9" meta:word-count="696" meta:character-count="4656" meta:row-count="33" meta:non-whitespace-character-count="3969"/>
  </office:meta>
</office:document-meta>
</file>